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position="0% 100%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position="sub 58%"/>
    </style:style>
    <style:style style:name="P6" style:family="paragraph" style:parent-style-name="Standard">
      <style:text-properties officeooo:paragraph-rsid="0028c006"/>
    </style:style>
    <style:style style:name="P7" style:family="paragraph" style:parent-style-name="Standard" style:list-style-name="L1"/>
    <style:style style:name="P8" style:family="paragraph" style:parent-style-name="Standard">
      <style:paragraph-properties fo:text-align="center" style:justify-single-word="false"/>
      <style:text-properties fo:font-weight="bold" officeooo:paragraph-rsid="0022d41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a39a7" officeooo:paragraph-rsid="002a39a7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8c006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8c00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2d417"/>
    </style:style>
    <style:style style:name="T8" style:family="text">
      <style:text-properties officeooo:rsid="0028c006"/>
    </style:style>
    <style:style style:name="T9" style:family="text">
      <style:text-properties officeooo:rsid="002b1ae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ctivity Selection / <text:span text:style-name="T9">Interval scheduling</text:span>–<text:span text:style-name="T7"> </text:span><text:a xlink:type="simple" xlink:href="https://github.com/AbhijithMadhav/Algorithm-Design/blob/master/Design of Algorithms/Greedy Strategy/algo/greedy/ActivitySelection.java"><text:span text:style-name="T7">Implementation</text:span></text:a></text:p>
      <text:p text:style-name="P9"><text:span text:style-name="T7">S</text:span>ee class notes</text:p>
      <text:p text:style-name="Standard"/>
      <text:p text:style-name="P1">Problem</text:p>
      <text:list xml:id="list6313187347410667653" text:style-name="L1">
        <text:list-item>
          <text:p text:style-name="P7">Given a set of activities, A = {a<text:span text:style-name="T1">f1</text:span><text:span text:style-name="T3">, a</text:span><text:span text:style-name="T1">f2</text:span><text:span text:style-name="T3">, …, a</text:span><text:span text:style-name="T1">fn </text:span><text:span text:style-name="T4">|</text:span><text:span text:style-name="T3"> a</text:span><text:span text:style-name="T2">k</text:span><text:span text:style-name="T3"> is an activity with a finish time of </text:span><text:span text:style-name="T4">k}</text:span><text:span text:style-name="T3">,</text:span> with the respective start and finish times, S = {s<text:span text:style-name="T1">1</text:span><text:span text:style-name="T3">, s</text:span><text:span text:style-name="T1">2</text:span><text:span text:style-name="T3">, …, s</text:span><text:span text:style-name="T1">n</text:span><text:span text:style-name="T3">} and F = {f</text:span><text:span text:style-name="T1">1</text:span><text:span text:style-name="T3">, f</text:span><text:span text:style-name="T1">2</text:span><text:span text:style-name="T3">, …, f</text:span><text:span text:style-name="T1">n</text:span><text:span text:style-name="T3">},</text:span> determine the maximum subset of non-overlapping activities, M<text:span text:style-name="T2">ij</text:span><text:span text:style-name="T4"> = {a</text:span><text:span text:style-name="T2">i</text:span><text:span text:style-name="T4">, a</text:span><text:span text:style-name="T2">i+1</text:span><text:span text:style-name="T4">, …, a</text:span><text:span text:style-name="T2">j</text:span><text:span text:style-name="T4">}.</text:span></text:p>
        </text:list-item>
        <text:list-item>
          <text:p text:style-name="P7">For convenience assume that the activities are ordered by their finish times.</text:p>
        </text:list-item>
      </text:list>
      <text:p text:style-name="Standard"/>
      <text:p text:style-name="P2">Problem characteristics</text:p>
      <text:p text:style-name="P1">Optimal substructure</text:p>
      <text:p text:style-name="Standard">If a<text:span text:style-name="T1">k</text:span><text:span text:style-name="T3"> is an activity in the maximal subset of non-overlapping activities, M</text:span><text:span text:style-name="T1">ij</text:span><text:span text:style-name="T3">,</text:span></text:p>
      <text:p text:style-name="P5"><draw:frame draw:style-name="fr1" draw:name="Object2" text:anchor-type="as-char" svg:y="-0.2307in" svg:width="4.111in" svg:height="0.42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In other words, if c[i, j] is the maximal number of activities,</text:p>
      <text:p text:style-name="P3"><draw:frame draw:style-name="fr1" draw:name="Object1" text:anchor-type="as-char" svg:y="-0.2209in" svg:width="4.5902in" svg:height="0.4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Thus the optimal solution involves solving subproblems for each k and then making a choice based on the size of the subset formed.</text:p>
      <text:p text:style-name="P3"/>
      <text:p text:style-name="P1">Greedy choice</text:p>
      <text:p text:style-name="P6"><draw:frame draw:style-name="fr1" draw:name="Object3" text:anchor-type="as-char" svg:y="-0.1484in" svg:width="3.4102in" svg:height="0.2098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/>i.e., the maximal subset of an activity <text:span text:style-name="T8">set</text:span>, M<text:span text:style-name="T1">ij</text:span><text:span text:style-name="T3">,</text:span> consists of the task with the earliest finish time, a<text:span text:style-name="T1">i</text:span><text:span text:style-name="T3">,</text:span> along with the maximal subset of the activity subset, M<text:span text:style-name="T1">kj</text:span><text:span text:style-name="T3">,</text:span> whose activity with the earliest finish time, a<text:span text:style-name="T1">k</text:span><text:span text:style-name="T3">,</text:span> starts only after a<text:span text:style-name="T1">i</text:span><text:span text:style-name="T3"> finishes and there is no other activity subset, M</text:span><text:span text:style-name="T1">hj</text:span><text:span text:style-name="T3">, with an activity, a</text:span><text:span text:style-name="T1">h</text:span><text:span text:style-name="T3">, which finishes earlier than a</text:span><text:span text:style-name="T1">k</text:span><text:span text:style-name="T3">.</text:span></text:p>
      <text:p text:style-name="Standard"/>
      <text:p text:style-name="P1">Running time</text:p>
      <text:p text:style-name="P4">Running time is easy to see. All one needs is a scan across the <text:span text:style-name="T6">n</text:span> <text:span text:style-name="T5">sorted</text:span> activities to determine the maximal subset if an iterative implementation is done. In a recursive implementation the n iterations translate to a tail recursion resulting in n recursive calls. Thus the running time is <draw:frame draw:style-name="fr1" draw:name="Object4" text:anchor-type="as-char" svg:y="-0.152in" svg:width="0.7736in" svg:height="0.2008in" draw:z-index="2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8-02T15:45:49</meta:creation-date>
    <dc:date>2013-11-10T20:15:14.425862057</dc:date>
    <dc:creator>Kempa </dc:creator>
    <meta:editing-duration>PT1H37M58S</meta:editing-duration>
    <meta:editing-cycles>15</meta:editing-cycles>
    <meta:generator>LibreOffice/4.1.2.3$Linux_x86 LibreOffice_project/410m0$Build-3</meta:generator>
    <meta:document-statistic meta:table-count="0" meta:image-count="0" meta:object-count="4" meta:page-count="1" meta:paragraph-count="17" meta:word-count="244" meta:character-count="1397" meta:non-whitespace-character-count="1167"/>
  </office:meta>
</office:document-meta>
</file>

<file path=Object 1/content.xml><?xml version="1.0" encoding="utf-8"?>
<math xmlns="http://www.w3.org/1998/Math/MathML">
  <semantics>
    <mtable>
      <mtr>
        <mtd>
          <mrow>
            <mi>c</mi>
            <mrow>
              <mrow>
                <mo stretchy="false">[</mo>
                <mrow>
                  <mi>i</mi>
                  <mi>,</mi>
                  <mi>j</mi>
                </mrow>
                <mo stretchy="false">]</mo>
              </mrow>
              <mo stretchy="false">=</mo>
              <mn>0,</mn>
            </mrow>
            <mi mathvariant="italic">if</mi>
            <mrow>
              <mi>A</mi>
              <mo stretchy="false">=</mo>
              <mo stretchy="false">∅</mo>
            </mrow>
          </mrow>
        </mtd>
      </mtr>
      <mtr>
        <mtd>
          <mrow>
            <mi>c</mi>
            <mrow>
              <mrow>
                <mo stretchy="false">[</mo>
                <mrow>
                  <mi>i</mi>
                  <mi>,</mi>
                  <mi>j</mi>
                </mrow>
                <mo stretchy="false">]</mo>
              </mrow>
              <mo stretchy="false">=</mo>
              <mi mathvariant="italic">max</mi>
            </mrow>
            <mo stretchy="false">{</mo>
            <mi>c</mi>
            <mrow>
              <mrow>
                <mrow>
                  <mo stretchy="false">[</mo>
                  <mrow>
                    <mi>i</mi>
                    <mi>,</mi>
                    <mrow>
                      <mi>k</mi>
                      <mo stretchy="false">−</mo>
                      <mn>1</mn>
                    </mrow>
                  </mrow>
                  <mo stretchy="false">]</mo>
                </mrow>
                <mo stretchy="false">+</mo>
                <mn>1</mn>
              </mrow>
              <mo stretchy="false">+</mo>
              <mi>c</mi>
            </mrow>
            <mrow>
              <mo stretchy="false">[</mo>
              <mrow>
                <mrow>
                  <mi>k</mi>
                  <mo stretchy="false">+</mo>
                  <mn>1,</mn>
                </mrow>
                <mi>j</mi>
              </mrow>
              <mo stretchy="false">]</mo>
            </mrow>
            <mo stretchy="false">}</mo>
            <mi mathvariant="italic">for</mi>
            <mi mathvariant="italic">every</mi>
            <mrow>
              <msub>
                <mi>a</mi>
                <mi>k</mi>
              </msub>
              <mo stretchy="false">∈</mo>
              <mi>A</mi>
            </mrow>
            <mtext>or</mtext>
            <mi mathvariant="italic">for</mi>
            <mrow>
              <mrow>
                <mi>i</mi>
                <mo stretchy="false">≤</mo>
                <mi>k</mi>
              </mrow>
              <mo stretchy="false">≤</mo>
              <mi>j</mi>
            </mrow>
          </mrow>
        </mtd>
      </mtr>
    </mtable>
    <annotation encoding="StarMath 5.0">c[i, j] = 0, if A = emptyset newline
c[i, j] = max \{c[i, k-1] + 1 + c[k+1, j] \} for every a_k in A "or" for i le k le j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M</mi>
                <mi mathvariant="italic">ij</mi>
              </msub>
              <mo stretchy="false">=</mo>
              <mo stretchy="false">∅</mo>
            </mrow>
            <mi mathvariant="italic">if</mi>
            <mrow>
              <mi>A</mi>
              <mo stretchy="false">=</mo>
              <mo stretchy="false">∅</mo>
            </mrow>
          </mrow>
        </mtd>
      </mtr>
      <mtr>
        <mtd>
          <mrow>
            <mrow>
              <msub>
                <mi>M</mi>
                <mi mathvariant="italic">ij</mi>
              </msub>
              <mo stretchy="false">=</mo>
              <mi mathvariant="italic">max</mi>
            </mrow>
            <mo stretchy="false">{</mo>
            <mrow>
              <mrow>
                <msub>
                  <mi>M</mi>
                  <mrow>
                    <mrow>
                      <mi mathvariant="italic">i...k</mi>
                      <mo stretchy="false">−</mo>
                      <mn>1</mn>
                    </mrow>
                  </mrow>
                </msub>
                <mo stretchy="false">+</mo>
                <msub>
                  <mi>a</mi>
                  <mi>k</mi>
                </msub>
              </mrow>
              <mo stretchy="false">+</mo>
              <msub>
                <mi>M</mi>
                <mrow>
                  <mrow>
                    <mi>k</mi>
                    <mo stretchy="false">+</mo>
                    <mn>1.</mn>
                  </mrow>
                  <mn>..</mn>
                  <mi>j</mi>
                </mrow>
              </msub>
            </mrow>
            <mo stretchy="false">}</mo>
            <mi mathvariant="italic">for</mi>
            <mi mathvariant="italic">every</mi>
            <mrow>
              <msub>
                <mi>a</mi>
                <mi>k</mi>
              </msub>
              <mo stretchy="false">∈</mo>
              <mi>A</mi>
            </mrow>
            <mtext>or</mtext>
            <mi mathvariant="italic">for</mi>
            <mrow>
              <mrow>
                <mi>i</mi>
                <mo stretchy="false">≤</mo>
                <mi>k</mi>
              </mrow>
              <mo stretchy="false">≤</mo>
              <mi>j</mi>
            </mrow>
          </mrow>
        </mtd>
      </mtr>
    </mtable>
    <annotation encoding="StarMath 5.0">M_ij = emptyset if A = emptyset newline
M_ij = max \{ M_{i...k-1} + a_k + M_{k+1...j} \} for every a_k in A "or" for i le k le j</annotation>
  </semantics>
</math>
</file>

<file path=Object 3/content.xml><?xml version="1.0" encoding="utf-8"?>
<math xmlns="http://www.w3.org/1998/Math/MathML">
  <semantics>
    <mrow>
      <mrow>
        <msub>
          <mi>M</mi>
          <mi mathvariant="italic">ij</mi>
        </msub>
        <mo stretchy="false">=</mo>
        <mrow>
          <msub>
            <mi>a</mi>
            <mi>i</mi>
          </msub>
          <mo stretchy="false">∪</mo>
          <msub>
            <mi>M</mi>
            <mrow>
              <mi mathvariant="italic">kj</mi>
            </mrow>
          </msub>
        </mrow>
      </mrow>
      <mi mathvariant="italic">where</mi>
      <mrow>
        <msub>
          <mi>f</mi>
          <mi>i</mi>
        </msub>
        <mo stretchy="false">&lt;</mo>
        <msub>
          <mi>s</mi>
          <mi>k</mi>
        </msub>
      </mrow>
      <mtext>and</mtext>
      <mo stretchy="false">∄</mo>
      <msub>
        <mi>M</mi>
        <mi mathvariant="italic">hj</mi>
      </msub>
      <mi mathvariant="italic">such</mi>
      <mi mathvariant="italic">that</mi>
      <mrow>
        <msub>
          <mi>f</mi>
          <mi>h</mi>
        </msub>
        <mo stretchy="false">&lt;</mo>
        <msub>
          <mi>f</mi>
          <mi>k</mi>
        </msub>
      </mrow>
    </mrow>
    <annotation encoding="StarMath 5.0">M_ij = a_i union M_{kj} where f_i lt s_k "and" notexists M_hj such that f_h &lt; f_k</annotation>
  </semantics>
</math>
</file>

<file path=Object 4/content.xml><?xml version="1.0" encoding="utf-8"?>
<math xmlns="http://www.w3.org/1998/Math/MathML">
  <semantics>
    <mrow>
      <mo stretchy="false">Θ</mo>
      <mrow>
        <mo stretchy="false">(</mo>
        <mrow>
          <mi>n</mi>
          <mi>log</mi>
          <mi>n</mi>
        </mrow>
        <mo stretchy="false">)</mo>
      </mrow>
    </mrow>
    <annotation encoding="StarMath 5.0">%THETA(n log n)</annotation>
  </semantics>
</math>
</file>